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89f1" officeooo:paragraph-rsid="000e89f1"/>
    </style:style>
    <style:style style:name="P2" style:family="paragraph" style:parent-style-name="Standard">
      <style:text-properties officeooo:rsid="000f4efc" officeooo:paragraph-rsid="000f4efc"/>
    </style:style>
    <style:style style:name="P3" style:family="paragraph" style:parent-style-name="Standard">
      <style:text-properties officeooo:rsid="00110044" officeooo:paragraph-rsid="00110044"/>
    </style:style>
    <style:style style:name="P4" style:family="paragraph" style:parent-style-name="Standard">
      <style:text-properties officeooo:rsid="00118eed" officeooo:paragraph-rsid="00118eed"/>
    </style:style>
    <style:style style:name="P5" style:family="paragraph" style:parent-style-name="Standard">
      <style:text-properties officeooo:rsid="0013230e" officeooo:paragraph-rsid="0013230e"/>
    </style:style>
    <style:style style:name="P6" style:family="paragraph" style:parent-style-name="Standard">
      <style:text-properties officeooo:rsid="0013ad9e" officeooo:paragraph-rsid="0013ad9e"/>
    </style:style>
    <style:style style:name="P7" style:family="paragraph" style:parent-style-name="Standard">
      <style:text-properties officeooo:rsid="00157e49" officeooo:paragraph-rsid="00157e49"/>
    </style:style>
    <style:style style:name="P8" style:family="paragraph" style:parent-style-name="Standard">
      <style:text-properties officeooo:rsid="0017288a" officeooo:paragraph-rsid="0017288a"/>
    </style:style>
    <style:style style:name="P9" style:family="paragraph" style:parent-style-name="Standard">
      <style:text-properties officeooo:rsid="0018fae1" officeooo:paragraph-rsid="0018fae1"/>
    </style:style>
    <style:style style:name="P10" style:family="paragraph" style:parent-style-name="Standard">
      <style:text-properties officeooo:rsid="001a2133" officeooo:paragraph-rsid="001a2133"/>
    </style:style>
    <style:style style:name="P11" style:family="paragraph" style:parent-style-name="Standard">
      <style:text-properties fo:font-weight="bold" officeooo:rsid="001a2133" officeooo:paragraph-rsid="001a2133" style:font-weight-asian="bold" style:font-weight-complex="bold"/>
    </style:style>
    <style:style style:name="P12" style:family="paragraph" style:parent-style-name="Standard">
      <style:text-properties officeooo:rsid="001ab0f3" officeooo:paragraph-rsid="001ab0f3"/>
    </style:style>
    <style:style style:name="P13" style:family="paragraph" style:parent-style-name="Standard">
      <style:text-properties officeooo:rsid="001ab0f3" officeooo:paragraph-rsid="001c2790"/>
    </style:style>
    <style:style style:name="P14" style:family="paragraph" style:parent-style-name="Standard">
      <style:text-properties officeooo:rsid="001c2441" officeooo:paragraph-rsid="001ab0f3"/>
    </style:style>
    <style:style style:name="P15" style:family="paragraph" style:parent-style-name="Standard">
      <style:text-properties officeooo:rsid="001c2441" officeooo:paragraph-rsid="001c2441"/>
    </style:style>
    <style:style style:name="P16" style:family="paragraph" style:parent-style-name="Standard">
      <style:text-properties officeooo:rsid="001c2441" officeooo:paragraph-rsid="001c2790"/>
    </style:style>
    <style:style style:name="P17" style:family="paragraph" style:parent-style-name="Standard">
      <style:text-properties officeooo:rsid="001fd454" officeooo:paragraph-rsid="001fd454"/>
    </style:style>
    <style:style style:name="P18" style:family="paragraph" style:parent-style-name="Standard">
      <style:paragraph-properties fo:break-before="page"/>
      <style:text-properties officeooo:rsid="000e89f1" officeooo:paragraph-rsid="000e89f1"/>
    </style:style>
    <style:style style:name="P19" style:family="paragraph" style:parent-style-name="Standard">
      <style:paragraph-properties fo:break-before="page"/>
      <style:text-properties fo:font-weight="bold" officeooo:rsid="000f4efc" officeooo:paragraph-rsid="000f4efc" style:font-weight-asian="bold" style:font-weight-complex="bold"/>
    </style:style>
    <style:style style:name="P20" style:family="paragraph" style:parent-style-name="Standard">
      <style:paragraph-properties fo:break-before="page"/>
      <style:text-properties fo:font-weight="bold" officeooo:rsid="00110044" officeooo:paragraph-rsid="00110044" style:font-weight-asian="bold" style:font-weight-complex="bold"/>
    </style:style>
    <style:style style:name="P21" style:family="paragraph" style:parent-style-name="Standard">
      <style:paragraph-properties fo:break-before="page"/>
      <style:text-properties fo:font-weight="bold" officeooo:rsid="00118eed" officeooo:paragraph-rsid="00118eed" style:font-weight-asian="bold" style:font-weight-complex="bold"/>
    </style:style>
    <style:style style:name="P22" style:family="paragraph" style:parent-style-name="Standard">
      <style:paragraph-properties fo:break-before="page"/>
      <style:text-properties fo:font-weight="bold" officeooo:rsid="00157e49" officeooo:paragraph-rsid="00157e49" style:font-weight-asian="bold" style:font-weight-complex="bold"/>
    </style:style>
    <style:style style:name="P23" style:family="paragraph" style:parent-style-name="Standard">
      <style:paragraph-properties fo:break-before="page"/>
      <style:text-properties fo:font-weight="bold" officeooo:rsid="0017288a" officeooo:paragraph-rsid="0017288a" style:font-weight-asian="bold" style:font-weight-complex="bold"/>
    </style:style>
    <style:style style:name="P24" style:family="paragraph" style:parent-style-name="Standard">
      <style:paragraph-properties fo:break-before="page"/>
      <style:text-properties fo:font-weight="bold" officeooo:rsid="001fd454" officeooo:paragraph-rsid="001fd454" style:font-weight-asian="bold" style:font-weight-complex="bold"/>
    </style:style>
    <style:style style:name="P25" style:family="paragraph" style:parent-style-name="Standard">
      <style:paragraph-properties fo:break-before="page"/>
      <style:text-properties officeooo:rsid="0013ad9e" officeooo:paragraph-rsid="0013ad9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c27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9">Configurations to enable for debugging</text:p>
      <text:p text:style-name="P9"/>
      <text:p text:style-name="P9">~ CONFIG_BUG, CONFIG_KALLSYMS (General setup -&gt; Configure standard kernel features)<text:line-break/> <text:s text:c="3"/>+ CONFIG_KPROBES (General setup)<text:line-break/> <text:s text:c="3"/>+ CONFIG_DYNAMIC_DEBUG (Kernel hacking -&gt; printk and dmesg options)<text:line-break/> <text:s text:c="3"/>+ CONFIG_DEBUG_INFO (Kernel hacking -&gt; Compile-time checks and compiler options)<text:line-break/> <text:s text:c="3"/>~ CONFIG_DEBUG_FS (Kernel hacking -&gt; Compile-time checks and compiler options)<text:line-break/> <text:s text:c="3"/>~ CONFIG_MAGIC_SYSRQ (Kernel hacking)<text:line-break/> <text:s text:c="3"/>~ CONFIG_DEBUG_KERNEL (Kernel hacking)<text:line-break/> <text:s text:c="3"/>+ CONFIG_DEBUG_KMEMLEAK, CONFIG_DEBUG_KMEMLEAK_EARLY_LOG_SIZE (say 4K) &amp; CONFIG_DEBUG_KMEMLEAK_TEST (Kernel hacking -&gt; Memory Debugging)<text:line-break/> <text:s text:c="3"/>~ CONFIG_LOCKUP_DETECTOR (Kernel hacking -&gt; Debug Lockups and Hangs)<text:line-break/> <text:s text:c="3"/>~ CONFIG_DEBUG_SPINLOCK, CONFIG_DEBUG_MUTEXES (Kernel hacking -&gt; Lock Debugging)<text:line-break/> <text:s text:c="3"/>+ CONFIG_FUNCTION_TRACER (Kernel hacking -&gt; Tracers)<text:line-break/> <text:s text:c="3"/>+ CONFIG_KGDB, CONFIG_KGDB_SERIAL_CONSOLE, CONFIG_KGDB_KDB (Kernel hacking)</text:p>
      <text:p text:style-name="P9"/>
      <text:p text:style-name="P9"/>
      <text:p text:style-name="P9"/>
      <text:p text:style-name="P18">Gdb commands</text:p>
      <text:p text:style-name="P1"/>
      <text:p text:style-name="P1">+ l [N] - list the program from line number N, or main &amp; then next 10 next 10<text:line-break/>+ b thread - breakpoint on thread function<text:line-break/>+ i[nfo] b[reakpoints] [&lt;no&gt;] - list the current breakpoints/watchpoints<text:line-break/>+ r - start running the program<text:line-break/>+ i[nfo] threads - list the existing threads<text:line-break/>+ thread &lt;tno&gt; - switch to thread &lt;tno&gt;<text:line-break/>+ b 15 thread 3 - breakpoint on line number 15 but only for thread 3<text:line-break/>+ tb[reak] 15 - temporary breakpoint<text:line-break/>+ c - continue running<text:line-break/>+ s - step into (function) execution. (si for instr level)<text:line-break/>+ n - step over (function) execution. (ni for instr level)<text:line-break/>+ d[elete] &lt;nos&gt; - delete breakpoint/watchpoint &lt;nos&gt;<text:line-break/>+ bt - backtrace - show call trace<text:line-break/>+ enable/disable &lt;no&gt; - enable/disable breakpoint/watchpoint &lt;no&gt;<text:line-break/>+ awatch, rwatch, watch &lt;expr&gt; - watch &lt;expr&gt; (access(r/w), read, write of variables in it)<text:line-break/>+ display &lt;expr&gt; - display expr on every halt<text:line-break/><text:line-break/>+ i[nfo] - list all possible infos<text:line-break/>+ i[nfo] watchpoints - list all the watchpoints<text:line-break/>+ attach/detach - to/from a process(i.e. inferior) or file<text:line-break/>+ set detach-on-fork off - stops (default) detaching process on fork<text:line-break/>+ i[nfo] inferiors - list of existing process (main, child, ...)<text:line-break/>+ inferior &lt;ino&gt; - switch to inferior &lt;ino&gt;<text:line-break/>+ disassemble - show assembly</text:p>
      <text:p text:style-name="P1"/>
      <text:p text:style-name="P1"/>
      <text:p text:style-name="P19">Debugging by printing</text:p>
      <text:p text:style-name="P2"/>
      <text:p text:style-name="P2">printk() and dmesg() uses,</text:p>
      <text:p text:style-name="P2"><text:tab/>int klogctl()</text:p>
      <text:p text:style-name="P2"/>
      <text:p text:style-name="P2">syslogd</text:p>
      <text:p text:style-name="P2"><text:tab/>#include &lt;syslog.h&gt;</text:p>
      <text:p text:style-name="P2"/>
      <text:p text:style-name="P2"><text:tab/>openlog()</text:p>
      <text:p text:style-name="P2"><text:tab/>syslog()</text:p>
      <text:p text:style-name="P2"><text:tab/>closelog()</text:p>
      <text:p text:style-name="P2"/>
      <text:p text:style-name="P2"/>
      <text:p text:style-name="P2">klogd – bridge between kernel ring buffer and syslogd</text:p>
      <text:p text:style-name="P2"/>
      <text:p text:style-name="P2">User Space level System logs: /var/log/*</text:p>
      <text:p text:style-name="P20">Debugging by querying</text:p>
      <text:p text:style-name="P3"/>
      <text:p text:style-name="P3">-Through kernel windows</text:p>
      <text:p text:style-name="P3"/>
      <text:p text:style-name="P3">/proc</text:p>
      <text:p text:style-name="P3">- process related stuff</text:p>
      <text:p text:style-name="P3">- general systems information – cpuinfo, meminfo,</text:p>
      <text:p text:style-name="P3">- drivers related info – devices, iomem, interrupts</text:p>
      <text:p text:style-name="P3"/>
      <text:p text:style-name="P3">/sys</text:p>
      <text:p text:style-name="P3">-busses,class,devices</text:p>
      <text:p text:style-name="P3"/>
      <text:p text:style-name="P3"/>
      <text:p text:style-name="P3">Using ioctl</text:p>
      <text:p text:style-name="P3">-using custom commands</text:p>
      <text:p text:style-name="P3"/>
      <text:p text:style-name="P3"/>
      <text:p text:style-name="P3"/>
      <text:p text:style-name="P21">Crash dumping and analysis</text:p>
      <text:p text:style-name="P4"/>
      <text:p text:style-name="P4"/>
      <text:p text:style-name="P5">OOPS analysis</text:p>
      <text:p text:style-name="P5"/>
      <text:p text:style-name="P5">CONFIG_BUG, CONFIG_KALLSYMS</text:p>
      <text:p text:style-name="P5"/>
      <text:p text:style-name="P5">Call Trace</text:p>
      <text:p text:style-name="P5"/>
      <text:p text:style-name="P5">Check out EIP, say 0xbf00f0f8 (and Call Trace)</text:p>
      <text:p text:style-name="P5"/>
      <text:p text:style-name="P5">Check out the (partial) address in /proc/kallsyms, e.g. 0xbf00f0f8, or 0xbf00f0f, or 0xbf00f0, ... till whichever matches first</text:p>
      <text:p text:style-name="P5"/>
      <text:p text:style-name="P5">Also note the base address of the corresponding module (page_fault), say 0xbf00f000</text:p>
      <text:p text:style-name="P5"/>
      <text:p text:style-name="P5">Note the offset, say 0xf8</text:p>
      <text:p text:style-name="P5"/>
      <text:p text:style-name="P5"/>
      <text:p text:style-name="P5"/>
      <text:p text:style-name="P5">$ cat /proc/kallsyms</text:p>
      <text:p text:style-name="P5"/>
      <text:p text:style-name="P5">$ objdump -d/-S &lt;obj/exe&gt;</text:p>
      <text:p text:style-name="P5"/>
      <text:p text:style-name="P5">&gt; Check the offset in the output of "arm-linux-gnueabihf-objdump &lt;options&gt; page_fault.ko", where options could be -d or -S,</text:p>
      <text:p text:style-name="P5"/>
      <text:p text:style-name="P5">&gt; arm-linux-gnueabihf-gdb (with l *0xf8),</text:p>
      <text:p text:style-name="P5"/>
      <text:p text:style-name="P5"><text:s/>&gt; arm-linux-gnueabihf-addr2line [-i] -e page_fault.ko 0xf8</text:p>
      <text:p text:style-name="P5"/>
      <text:p text:style-name="P5">NARROW DOWN the bug</text:p>
      <text:p text:style-name="P5"/>
      <text:p text:style-name="P5"/>
      <text:p text:style-name="P5"/>
      <text:p text:style-name="P6">Crash dumping</text:p>
      <text:p text:style-name="P6">-using 2 kernels</text:p>
      <text:p text:style-name="P6">- System kernel: CONFIG_KEXEC, CONFIG_DEBUG_INFO</text:p>
      <text:p text:style-name="P6">- Dump-capture kernel: CONFIG_CRASH_DUMP, CONFIG_PROC_VMCORE, Other architecture specific CONFIG_s</text:p>
      <text:p text:style-name="P6"/>
      <text:p text:style-name="P6">For kexec &amp; kdump, refer to Kernel/linux-3.12.9/Documentation/kdump/kdump.txt</text:p>
      <text:p text:style-name="P22">Dynamic Debugging</text:p>
      <text:p text:style-name="P7"/>
      <text:p text:style-name="P7">Dynamically enabling / disabling of all calls of pr_debug(), dev_dbg(), print_hex_dump_debug(), print_hex_dump_bytes().</text:p>
      <text:p text:style-name="P7"/>
      <text:p text:style-name="P7">Debug File System's typical mount: /sys/kernel/debug (dfs).</text:p>
      <text:p text:style-name="P7"/>
      <text:p text:style-name="P7">+ Ways to control dynamic debugging:<text:line-break/> echo "file &lt;file&gt; line &lt;lno&gt; -/+p" &gt; &lt;dfs&gt;/dynamic_debug/control<text:line-break/> echo "module &lt;driver_name&gt; -/+p" &gt; &lt;dfs&gt;/dynamic_debug/control<text:line-break/> echo "func &lt;function&gt; -/+p" &gt; &lt;dfs&gt;/dynamic_debug/control<text:line-break/><text:line-break/>+ Format of control file: "file:line [module]function flags format"<text:line-break/> Flags: p(r_debug), f(unction name), l(ine no), m(odule name), t(hread id)<text:line-break/> NB print_hex_dump_debug(), print_hex_dump_bytes() uses only p<text:line-break/><text:line-break/>+ Try out Drivers/Debugging/dyn_debug.ko with the Apps/debug_ops<text:line-break/> Check: grep dyn_debug /sys/kernel/debug/dynamic_debug/control<text:line-break/> Enable all prints: <text:span text:style-name="T2">echo "module dyn_debug +p" &gt; /sys/kernel/debug/dynamic_debug/control</text:span><text:line-break/> Or,<text:line-break/> <text:span text:style-name="T2">dyndbg==p as argument to insmod</text:span><text:line-break/> Disable write's print: <text:span text:style-name="T2">echo "file dyn_debug.c line 46 -p"</text:span> &gt; /sys/kernel/debug/dynamic_debug/control<text:line-break/><text:line-break/>+ Try out the controlling of the built-in code thread_builtin (optional)<text:line-break/> Check: grep thread_builtin /sys/kernel/debug/dynamic_debug/control<text:line-break/> Enable: echo "file thread_builtin.c line 73 +p" &gt; /sys/kernel/debug/dynamic_debug/control<text:line-break/> Disable: echo "file thread_builtin.c line 73 -p" &gt; /sys/kernel/debug/dynamic_debug/control</text:p>
      <text:p text:style-name="P7"/>
      <text:p text:style-name="P7"/>
      <text:p text:style-name="P23">Kernel Hacking</text:p>
      <text:p text:style-name="P8"/>
      <text:p text:style-name="P8"/>
      <text:p text:style-name="P9">Soft lockups</text:p>
      <text:p text:style-name="P9">- Spinlocks (recursive)</text:p>
      <text:p text:style-name="P9"/>
      <text:p text:style-name="P9">Memory leak</text:p>
      <text:p text:style-name="P9"/>
      <text:p text:style-name="P9"/>
      <text:p text:style-name="P9">Magic SysRq:</text:p>
      <text:p text:style-name="P9">+ Alt+SysRq &lt;key&gt;<text:line-break/>+ echo &lt;key&gt; &gt; /proc/sysrq-trigger<text:line-break/>+ Ctrl-a f &lt;key&gt; (through minicom)</text:p>
      <text:p text:style-name="P9"/>
      <text:p text:style-name="P9"/>
      <text:p text:style-name="P25"/>
      <text:p text:style-name="P11">Kernel Debuggers</text:p>
      <text:p text:style-name="P11"/>
      <text:p text:style-name="P10"/>
      <text:p text:style-name="P12">1. Kernel debugger frontend: (kdb)</text:p>
      <text:p text:style-name="P12">- basic operations over serial console</text:p>
      <text:p text:style-name="P12"/>
      <text:p text:style-name="P14"/>
      <text:p text:style-name="P15"><text:span text:style-name="T2">For configuring over serial:</text:span><text:line-break/>+ <text:span text:style-name="T2">echo ttyO0 &gt; /sys/module/kgdboc/parameters/kgdboc</text:span> (after boot), or add "kgdboc=ttyO0,115200" to the bootargs in /boot/uboot/uEnv.txt<text:line-break/><text:line-break/>For configuring on monitor w/ (PS/2) kbd:<text:line-break/>+ echo k<text:span text:style-name="T3">bd</text:span> &gt; /sys/module/kgdboc/parameters/kgdboc (after boot), or add "kgdboc=kbd" to the bootargs in /boot/uboot/uEnv.txt<text:line-break/><text:line-break/><text:span text:style-name="T2">Activating kdb prompt:</text:span><text:line-break/>+ Add "kgdbwait" to the bootargs in /boot/uboot/uEnv.txt (for prompt during boot up), Or<text:line-break/>+ <text:span text:style-name="T2">Press "SysRq g" (for prompt at any time)</text:span><text:line-break/><text:line-break/>Try kdb commands: "?/help" for complete listing (go, bt, rd, rm, lsmod, ps, dmesg, kgdb, ...).</text:p>
      <text:p text:style-name="P15"/>
      <text:p text:style-name="P15"/>
      <text:p text:style-name="P13">2. kgdb</text:p>
      <text:p text:style-name="P13">-remote debugging</text:p>
      <text:p text:style-name="P13"/>
      <text:p text:style-name="P13">-remote connection and debug through gdb vmlinux</text:p>
      <text:p text:style-name="P16">gdb &lt;kernel src&gt;/vmlinux /proc/kcore</text:p>
      <text:p text:style-name="P16"/>
      <text:p text:style-name="P16"><text:span text:style-name="T2">Steps for remote debugging</text:span> using arm-linux-gnueabihf-gdb:<text:line-break/>+ <text:span text:style-name="T2">Type kgdb on kdb prompt of BBB</text:span> (through minicom)<text:line-break/>+ <text:span text:style-name="T2">Quit minicom without reset</text:span> (Ctrl + A q)<text:line-break/>+ <text:span text:style-name="T2">arm-linux-gnueabihf-gdb --tui vmlinux</text:span> (from the linux-3.12.9 folder, where vmlinux was built with root privileges for accessing /dev/ttyUSB0)<text:line-break/>+ <text:span text:style-name="T2">target remote /dev/ttyUSB0</text:span> (at the gdb prompt)<text:line-break/><text:line-break/>Now, its all gdb.</text:p>
      <text:p text:style-name="P24">Kernel probe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9:43:27.081035956</meta:creation-date>
    <meta:generator>LibreOffice/5.1.6.2$Linux_X86_64 LibreOffice_project/10m0$Build-2</meta:generator>
    <dc:date>2020-02-28T20:38:28.331221131</dc:date>
    <meta:editing-duration>PT44M44S</meta:editing-duration>
    <meta:editing-cycles>18</meta:editing-cycles>
    <meta:document-statistic meta:table-count="0" meta:image-count="0" meta:object-count="0" meta:page-count="9" meta:paragraph-count="63" meta:word-count="827" meta:character-count="6089" meta:non-whitespace-character-count="5252"/>
  </office:meta>
</office:document-meta>
</file>